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c9211e" fo:font-weight="bold" style:font-weight-asian="bold" style:font-weight-complex="bold"/>
    </style:style>
    <style:style style:name="P3" style:family="paragraph" style:parent-style-name="Standard">
      <style:text-properties officeooo:paragraph-rsid="0001fe5b"/>
    </style:style>
    <style:style style:name="T1" style:family="text">
      <style:text-properties fo:color="#c9211e" fo:font-weight="bold" officeooo:rsid="0001fe5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Etapas de instalação do GRP via docker</text:span></text:p>
      <text:p text:style-name="Standard"/>
      <text:p text:style-name="Standard">- clonar https://git.lliege.com.br/devops/docker/grp.git na pasta /opt</text:p>
      <text:p text:style-name="Standard"/>
      <text:p text:style-name="Standard">- usar o usuário root</text:p>
      <text:p text:style-name="Standard"/>
      <text:p text:style-name="Standard">- rodar o arquivo de instalação install.dev.sh</text:p>
      <text:p text:style-name="Standard"/>
      <text:p text:style-name="Standard">- seguir os passos que pede na instalação via terminal</text:p>
      <text:p text:style-name="Standard"/>
      <text:p text:style-name="Standard"/>
      <text:p text:style-name="P1">Observações:</text:p>
      <text:p text:style-name="Standard"/>
      <text:p text:style-name="Standard">- O Higor estava atualizando esses arquivos para facilitar a instalação.</text:p>
      <text:p text:style-name="Standard"/>
      <text:p text:style-name="Standard">- Ainda estava em test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11:56:04.915387762</meta:creation-date>
    <dc:date>2021-05-03T11:57:07.418229239</dc:date>
    <meta:editing-duration>PT1M4S</meta:editing-duration>
    <meta:editing-cycles>1</meta:editing-cycles>
    <meta:document-statistic meta:table-count="0" meta:image-count="0" meta:object-count="0" meta:page-count="1" meta:paragraph-count="8" meta:word-count="52" meta:character-count="336" meta:non-whitespace-character-count="292"/>
    <meta:generator>LibreOffice/6.4.7.2$Linux_X86_64 LibreOffice_project/40$Build-2</meta:generator>
  </office:meta>
</office:document-meta>
</file>